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8934" officeooo:paragraph-rsid="00008934"/>
    </style:style>
    <style:style style:name="P2" style:family="paragraph" style:parent-style-name="Standard">
      <style:text-properties officeooo:rsid="0006afa3" officeooo:paragraph-rsid="0006afa3"/>
    </style:style>
    <style:style style:name="P3" style:family="paragraph" style:parent-style-name="Standard">
      <style:text-properties officeooo:rsid="00085dcb" officeooo:paragraph-rsid="00085dcb"/>
    </style:style>
    <style:style style:name="P4" style:family="paragraph" style:parent-style-name="Standard" style:list-style-name="L1">
      <style:text-properties officeooo:rsid="00008934" officeooo:paragraph-rsid="000ee114"/>
    </style:style>
    <style:style style:name="P5" style:family="paragraph" style:parent-style-name="Standard" style:list-style-name="L1">
      <style:text-properties officeooo:rsid="000115db" officeooo:paragraph-rsid="000115db"/>
    </style:style>
    <style:style style:name="P6" style:family="paragraph" style:parent-style-name="Standard" style:list-style-name="L1">
      <style:text-properties officeooo:rsid="00025e3e" officeooo:paragraph-rsid="00025e3e"/>
    </style:style>
    <style:style style:name="P7" style:family="paragraph" style:parent-style-name="Standard" style:list-style-name="L1">
      <style:text-properties officeooo:rsid="0005c665" officeooo:paragraph-rsid="0005c665"/>
    </style:style>
    <style:style style:name="P8" style:family="paragraph" style:parent-style-name="Standard" style:list-style-name="L1">
      <style:text-properties officeooo:rsid="0006afa3" officeooo:paragraph-rsid="0006afa3"/>
    </style:style>
    <style:style style:name="P9" style:family="paragraph" style:parent-style-name="Standard" style:list-style-name="L2">
      <style:text-properties officeooo:rsid="00085dcb" officeooo:paragraph-rsid="00085dcb"/>
    </style:style>
    <style:style style:name="P10" style:family="paragraph" style:parent-style-name="Standard" style:list-style-name="L2">
      <style:text-properties officeooo:rsid="000a0e0f" officeooo:paragraph-rsid="000a0e0f"/>
    </style:style>
    <style:style style:name="P11" style:family="paragraph" style:parent-style-name="Standard" style:list-style-name="L2">
      <style:text-properties officeooo:rsid="000aee51" officeooo:paragraph-rsid="000aee51"/>
    </style:style>
    <style:style style:name="T1" style:family="text">
      <style:text-properties officeooo:rsid="00025e3e"/>
    </style:style>
    <style:style style:name="T2" style:family="text">
      <style:text-properties officeooo:rsid="00069ad7"/>
    </style:style>
    <style:style style:name="T3" style:family="text">
      <style:text-properties officeooo:rsid="00085dcb"/>
    </style:style>
    <style:style style:name="T4" style:family="text">
      <style:text-properties officeooo:rsid="00087d50"/>
    </style:style>
    <style:style style:name="T5" style:family="text">
      <style:text-properties officeooo:rsid="000a0e0f"/>
    </style:style>
    <style:style style:name="T6" style:family="text">
      <style:text-properties officeooo:rsid="000ee114"/>
    </style:style>
    <style:style style:name="T7" style:family="text">
      <style:text-properties officeooo:rsid="001015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ategorization</text:span>:</text:p>
      <text:list xml:id="list3708906485" text:style-name="L1">
        <text:list-item>
          <text:p text:style-name="P4"><text:span text:style-name="T5">E</text:span>xtract Gulf of Mexico and East Coast <text:span text:style-name="T6">from global </text:span>coastline shapefile (approximately 21000 points)</text:p>
        </text:list-item>
        <text:list-item>
          <text:p text:style-name="P5"><text:span text:style-name="T5">U</text:span>se 1/50 of the points to download the images of the coastline <text:span text:style-name="T1">(approximately 420 images)</text:span></text:p>
        </text:list-item>
        <text:list-item>
          <text:p text:style-name="P6"><text:span text:style-name="T5">Skim</text:span> through the images manually <text:span text:style-name="T7">and determine a metrics </text:span>for a gross <text:span text:style-name="T3">categorization</text:span> of the shapes</text:p>
        </text:list-item>
        <text:list-item>
          <text:p text:style-name="P7"><text:span text:style-name="T5">F</text:span>ind limits of the defined metrics based on the selected coast<text:span text:style-name="T2">al transition zones</text:span></text:p>
        </text:list-item>
        <text:list-item>
          <text:p text:style-name="P8"><text:span text:style-name="T5">D</text:span>efine parametric geometries <text:span text:style-name="T3">based on the categories</text:span></text:p>
        </text:list-item>
      </text:list>
      <text:p text:style-name="P2"/>
      <text:p text:style-name="P3">Modeling:</text:p>
      <text:list xml:id="list3628090464" text:style-name="L2">
        <text:list-item>
          <text:p text:style-name="P9"><text:span text:style-name="T5">A</text:span>nalyze tide and discharge data in each category for determining <text:span text:style-name="T4">range of these data</text:span></text:p>
        </text:list-item>
        <text:list-item>
          <text:p text:style-name="P10">Automatically generate boundary conditions in two different formats for D-Flow and GeoClaw and set roughness values</text:p>
        </text:list-item>
        <text:list-item>
          <text:p text:style-name="P10">Manually generate all the different meshes</text:p>
        </text:list-item>
        <text:list-item>
          <text:p text:style-name="P11">Automatically carry out the simulation and visualize the results</text:p>
        </text:list-item>
        <text:list-item>
          <text:p text:style-name="P11">Analyze the results and run new models if necessa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1:06:08.066993239</meta:creation-date>
    <dc:date>2019-07-04T22:48:07.355102841</dc:date>
    <meta:editing-duration>PT56M2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1" meta:character-count="817" meta:non-whitespace-character-count="708"/>
  </office:meta>
</office:document-meta>
</file>